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Plot 1</text:span></text:span><text:span text:style-name="Strong_20_Emphasis"><text:span text:style-name="T1"> </text:span></text:span><text:span text:style-name="T1">show the first and second components for each variable. If you have two groups of samples, you might be able to see a separation here.</text:span></text:p>
      <text:p text:style-name="P1"><text:span text:style-name="Strong_20_Emphasis"><text:span text:style-name="T2">Plot 2 </text:span></text:span><text:span text:style-name="T1">shows a relationship between the first and second components of the two canonical variates. The closer to a straight line they are, the more highly those two variables are correlated.</text:span></text:p>
      <text:p text:style-name="P1"><text:span text:style-name="Strong_20_Emphasis"><text:span text:style-name="T2">Scores Table </text:span></text:span><text:span text:style-name="T1">displays all the numbers associated with those plots.</text:span></text:p>
      <text:p text:style-name="P1"><text:span text:style-name="Strong_20_Emphasis"><text:span text:style-name="T1"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6:38:47.337943017</meta:creation-date>
    <dc:date>2017-09-15T01:31:28.701170687</dc:date>
    <meta:editing-duration>PT8H42M31S</meta:editing-duration>
    <meta:editing-cycles>1</meta:editing-cycles>
    <meta:document-statistic meta:table-count="0" meta:image-count="0" meta:object-count="0" meta:page-count="1" meta:paragraph-count="4" meta:word-count="69" meta:character-count="398" meta:non-whitespace-character-count="331"/>
    <meta:generator>LibreOffice/5.1.6.2$Linux_X86_64 LibreOffice_project/10m0$Build-2</meta:generator>
  </office:meta>
</office:document-meta>
</file>